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text-properties officeooo:paragraph-rsid="000a9962"/>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0a9962"/>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ejsce nieistniejące, a zarazem dobre, pełne szczęśliwości, ukazujące idealne społeczeństwo. Ta krótka definicja idealnie wyczerpuje termin utopii, która została przedstawiona już w starożytności w „Państwie” Platona i renesansowych rozważaniach Thomasa Morusa. Twórcy bajki skierowanej do starszej młodzieży… wróć, najmłodszych widzów postanowili przenieść trudny temat do świata kolorowych kucyków, krytykując przy tym ustroje totalitarne, które jako jedyne próbowały przenieść, z opłakanym skutkiem, utopijne społeczeństwo do realnego świata. Fabułę openera V sezonu bez problemu można skojarzyć z godnymi polecenia dziełami George’a Orwella, takimi jak ponury „Rok 1984” czy bardziej przystępny „Folwark zwierzęcy”.</text:p>
      <text:p text:style-name="P2"/>
      <text:p text:style-name="P2">Znaczkowa utopia powstała z inicjatywy charyzmatycznej Starlight Glimmer. Wprawdzie nie wiemy dokładnie, jak zebrała pierwszych mieszkańców, ale skusiła ich ideologią równości, wzajemnej pomocy i braku rywalizacji. Jedynie nieszczęśliwe kucyki mogłyby pójść za głosem takiego lidera, bo nikt zadowolony ze swojego życia nie porzucałby własnej rodziny i przyjaciół dla nowo poznanej filozofii. Po zbudowaniu komuny, inni mieszkańcy prawdopodobnie trafiali do wioski przypadkiem lub w wyniku akcji propagandowej (?), a dzięki systemowi indoktrynacji stawali sie pełnoprawnymi obywatelami w myśl zasady, że każdy, kto do nas przyszedł, już od nas nie wyjdzie. W końcu kto chciałby opuścić idealne społeczeństwo?</text:p>
      <text:p text:style-name="P1"/>
      <text:p text:style-name="P2">Jako utalentowana czarodziejka, najnowsza antagonistka opanowała potężne zaklęcie, które pozwalało na odebranie dowolnemu kucykowi uroczego znaczka i zastąpieniu go innym, co w praktyce skutkowało zmianą osobowości. To potężne narzędzie! Wiele krajów totalitarnych dałoby się pokroić za dostęp do technologii, która pozwalałaby na dostosowanie nawet w minimalnym stopniu obywateli do założeń ideologii. Na filarze znaczka równości zbudowane jest główne założenie filozofii Starlight Glimmer. W tym celu stworzyła kryptę, gdzie oddaje się urocze znaczki. To najważniejszy punkt w mieście, a zarazem miejsce kultu, do którego mają według planu schodzić się pielgrzymki z całej Equestrii. Zapewne każdy źrebak po zdobyciu uroczego znaczka jest prowadzony do tego miejsca, aby dostosować go do reszty społeczności.</text:p>
      <text:p text:style-name="P2"/>
      <text:p text:style-name="P2">W myśl tej ideologii nikt nie ma specjalnego talentu, którym może się afiszować, a więc nikt nie jest gorszy, ale też nikt nie jest lepszy. Wpływa to drastycznie na jakość życia mieszkańców, ponieważ wszyscy dostają najgorszej jakości wyroby, gdyż nikt nie potrafi zrobić ich dobrze z powodu braku wartościowego uroczego znaczka. System totalitarny zawsze równa wszystkich obywateli w dół pod względem warunków życia, czego dowodem są brzydkie płaszcze stworzone w tym miesiącu przez jednego mieszkańców albo restauracja z niesmacznymi muffinkami. Niewykluczone, że wyjątkiem od tej reguły są najbardziej zaufani pomocnicy Starlight Glimmer oraz ona sama. Często w antyutopiach mimo pozornej równości klasa rządząca ma dostęp do produktów niedostępnych albo będących nagrodą za wzorowe postępowanie w myśl doktryny dla zwykłych mieszkańców. Przykładem takich mogą być hipotetyczne płaszcze sprowadzane ze zwyczajnego miasta.</text:p>
      <text:p text:style-name="P2"/>
      <text:p text:style-name="P2">Pośredni obserwator z zewnątrz mógłby wysnuć wniosek, że w mieście nie żyje się najlepiej, ale mieszkańcy są zadowoleni z życia. Uśmiechają się bez przerwy, jednak Pinkie Pie jako ekspertka od radości od samego początku demaskuje iluzję utopii. Mieszkańcy miasta muszą <text:soft-page-break/>być szczęśliwi, ponieważ w idealnym społeczeństwie nie może być miejsca na smutek lub zwątpienie. Dyktatorka, aby podnosić na duchu kucyki, stosuje intensywną propagandę nie tylko poprzez umieszczanie symbolu filozofii – znaku równości w każdym możliwym miejscu, ale również w postaci wspólnego śpiewania piosenek. Wspólne wykonanie skomplikowanego układu choreograficznego na zawołanie przywódczyni, ponieważ nigdy nie wiadomo, kiedy przyjadą goście z zewnątrz, by lepiej zaprezentować się w ich oczach. Branie udziału w wydarzeniu, w którym uczestniczy całe uśmiechnięte miasto sprawia, że wątpliwości jednostki dotyczące ideologii zostają zduszone w zarodku. Takie występy mogą odbywać się codziennie, jeśli nie częściej.</text:p>
      <text:p text:style-name="P2"/>
      <text:p text:style-name="P2">Starlight Glimmer ma do dyspozycji zaufanych mieszkańców, takich jak Double Diamond, którzy pilnują porządku w mieście, obserwując, czy nikt nie przejawia najmniejszego odstępstwa od panującej filozofii. Typowym zjawiskiem dla systemów totalitarnych jest brak zaufania wobec obywateli, którzy poddawani są nieustającej inwigilacji. Z pewnością dyktatorka nie ufa głównym bohaterkom, ale najbardziej się obawia, że nieprzystające do realiów wioski zachowanie może zainspirować niepodążane wolne myślenie. Przykładem jest zachowanie Sugar Bell, która, widząc kłótnię Mane 6, zakłada w myśl ideologii koniec ich przyjaźni. Okazuje się to nieprawdą i pojawia się w jej głosie wątpliwość, którą wychwyca Double Diamond. Klacz, aby dobrze wypaść w oczach funkcjonariusza, wygłasza typową formułkę, jednak w głębi serca nie wierzy w te słowa. Dla dyktatur znane jest zjawisko dwójmyślenia, które rozdziela to, co mówimy oficjalnie od tego, co myślimy naprawdę.</text:p>
      <text:p text:style-name="P2"/>
      <text:p text:style-name="P2">Opozycja w mieście nie istnieje, bowiem trudno uznać za taką trzy kucyki. Są to mieszkańcy, którzy z ciekawości przyjazdu księżniczki do wioski zapragnęli zobaczyć inne urocze znaczki od tych, które posiadają. Nawet jeżeli myślą, że lepiej byłoby dostać z powrotem swoje talenty, to argumentują, że takie rozwiązanie byłoby zbyt radykalne. Sugar Bell i jej przyjaciele wiedzą, że są samotni w swoich obserwacjach, a zmiana systemu jest niemożliwa. Dodatkowo mają świadomość, że za każde najmniejsze przewinienie wobec ideologii, takie jak oglądanie innych uroczych znaczków, czeka nieuchronna kara. Obywatele pod maską prawdziwej przyjaźni są zastraszani przez Starlight Glimmer.</text:p>
      <text:p text:style-name="P2"/>
      <text:p text:style-name="P2">Indoktrynacja jest kluczowym elementem, ponieważ z niej biorą się nowi mieszkańcy oraz pomaga zachować czystość ideologiczną w mieście. Nawrócenie mieszkańców odbywa się poprzez zamknięcie ich w małym pomieszczeniu i powtarzaniu bez przerwy ideologicznych sloganów. Nie jest istotne, czy więźniowie wierzą w słowa z magnetowidu, ale prędzej czy później zaakceptują filozofię równości, ponieważ znajdują się w sytuacji bez wyjścia. We wzorowej antyutopii władza nie chce zabijać bez powodu obywateli, lepiej ich upokorzyć i sprowadzić do parteru, aby stali się wzorowymi kukiełkami w systemie. Dokonuje się tego poprzez zwalenie całej winy na skazanego i przekonanie, że kara jest nie tylko dobra z punktu widzenia społeczności, ale również dla niego. Według totalitaryzmu jednostka jest niczym wobec całego systemu. Starlight Glimmer skutecznie podporządkowuje mieszkańców, nie uciekając się przy tym do okrucieństwa.</text:p>
      <text:p text:style-name="P6"/>
      <text:p text:style-name="P5"><text:soft-page-break/>Czego zabrakło w komunie, skoro w serialu utopia ostatecznie upada? Prywatnie twierdzę, że błędem, jaki popełniła czarodziejka, było uznanie się za równego względem innych kucyków. Ona jako przywódczyni pełniła o wiele ważniejszą rolę w porównaniu do zwykłych mieszkańców, prowadziła wszystkie wydarzenia, zorganizowała całą społeczność, stworzyła pewną szaloną harmonie. Gdy dochodzi do dekonspiracji jej uroczego znaczka, została uznana za oszustkę, ale gdyby wprowadziła charakterystyczny dla autorytaryzmów kult jednostki w postaci plakatów z jej wizerunkiem lub piosenek na jej cześć, to wtedy mogłaby wyjść z tego kryzysu zwycięsko jako kucyk równiejszy od innych. Niewykluczone, że miała takie plany w przyszłości, ale jej społeczność funkcjonowała jeszcze zbyt krótko, aby wprowadzić taką z początku szokującą zmianę ideologiczną, która na kolejny dzień stałaby się prawdą objawioną zaakceptowaną przez wszystkich.</text:p>
      <text:p text:style-name="P7"/>
      <text:p text:style-name="P7">Podsumowując, świetnie spędziłem czas przy najnowszym openerze. Spodobało mi się umiejętne wkomponowanie do świata kolorowych kucyków trudnego tematu realizacji utopii w praktyce. Na lekcjach języka polskiego przerabia się taki materiał najwcześniej pod koniec gimnazjum. Serial ma już cztery lata i widocznie małe dziewczynki wystarczająco podrosły, aby pokazać im mniej kolorową stronę Equestrii, z czego się niezmiernie cieszę.</text:p>
      <text:p text:style-name="P7"/>
      <text:p text:style-name="P7">Źródło<text:line-break/><text:a xlink:type="simple" xlink:href="http://technicalwizard.deviantart.com/art/Equalized-Mane-6-526656135" text:style-name="Internet_20_link" text:visited-style-name="Visited_20_Internet_20_Link">http</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technicalwizard</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deviantart</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com</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art</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Equalized</text:a><text:a xlink:type="simple" xlink:href="http://technicalwizard.deviantart.com/art/Equalized-Mane-6-526656135" text:style-name="Internet_20_link" text:visited-style-name="Visited_20_Internet_20_Link">-</text:a><text:a xlink:type="simple" xlink:href="http://technicalwizard.deviantart.com/art/Equalized-Mane-6-526656135" text:style-name="Internet_20_link" text:visited-style-name="Visited_20_Internet_20_Link">Mane</text:a><text:a xlink:type="simple" xlink:href="http://technicalwizard.deviantart.com/art/Equalized-Mane-6-526656135" text:style-name="Internet_20_link" text:visited-style-name="Visited_20_Internet_20_Link">-6-526656135</text:a></text:p>
      <text:p text:style-name="P2">Obrazek</text:p>
      <text:p text:style-name="P2">http://img09.deviantart.net/e335/i/2015/103/8/5/equalized_mane_6_by_technicalwizard-d8pk2h3.jpg<text:line-break/><text:line-break/>Źródło<text:line-break/>http://mysticalpha.deviantart.com/art/Starlight-Glimmer-s-Propaganda-523739601<text:line-break/>Obrazek<text:line-break/><text:a xlink:type="simple" xlink:href="http://pre10.deviantart.net/7206/th/pre/f/2015/094/3/9/starlight_glimmer_s_propaganda_by_mysticalpha-d8ntk29.jpg" text:style-name="Internet_20_link" text:visited-style-name="Visited_20_Internet_20_Link">http</text:a><text:a xlink:type="simple" xlink:href="http://pre10.deviantart.net/7206/th/pre/f/2015/094/3/9/starlight_glimmer_s_propaganda_by_mysticalpha-d8ntk29.jpg" text:style-name="Internet_20_link" text:visited-style-name="Visited_20_Internet_20_Link">://</text:a><text:a xlink:type="simple" xlink:href="http://pre10.deviantart.net/7206/th/pre/f/2015/094/3/9/starlight_glimmer_s_propaganda_by_mysticalpha-d8ntk29.jpg" text:style-name="Internet_20_link" text:visited-style-name="Visited_20_Internet_20_Link">pre</text:a><text:a xlink:type="simple" xlink:href="http://pre10.deviantart.net/7206/th/pre/f/2015/094/3/9/starlight_glimmer_s_propaganda_by_mysticalpha-d8ntk29.jpg" text:style-name="Internet_20_link" text:visited-style-name="Visited_20_Internet_20_Link">10.</text:a><text:a xlink:type="simple" xlink:href="http://pre10.deviantart.net/7206/th/pre/f/2015/094/3/9/starlight_glimmer_s_propaganda_by_mysticalpha-d8ntk29.jpg" text:style-name="Internet_20_link" text:visited-style-name="Visited_20_Internet_20_Link">deviantart</text:a><text:a xlink:type="simple" xlink:href="http://pre10.deviantart.net/7206/th/pre/f/2015/094/3/9/starlight_glimmer_s_propaganda_by_mysticalpha-d8ntk29.jpg" text:style-name="Internet_20_link" text:visited-style-name="Visited_20_Internet_20_Link">.</text:a><text:a xlink:type="simple" xlink:href="http://pre10.deviantart.net/7206/th/pre/f/2015/094/3/9/starlight_glimmer_s_propaganda_by_mysticalpha-d8ntk29.jpg" text:style-name="Internet_20_link" text:visited-style-name="Visited_20_Internet_20_Link">net</text:a><text:a xlink:type="simple" xlink:href="http://pre10.deviantart.net/7206/th/pre/f/2015/094/3/9/starlight_glimmer_s_propaganda_by_mysticalpha-d8ntk29.jpg" text:style-name="Internet_20_link" text:visited-style-name="Visited_20_Internet_20_Link">/7206/</text:a><text:a xlink:type="simple" xlink:href="http://pre10.deviantart.net/7206/th/pre/f/2015/094/3/9/starlight_glimmer_s_propaganda_by_mysticalpha-d8ntk29.jpg" text:style-name="Internet_20_link" text:visited-style-name="Visited_20_Internet_20_Link">th</text:a><text:a xlink:type="simple" xlink:href="http://pre10.deviantart.net/7206/th/pre/f/2015/094/3/9/starlight_glimmer_s_propaganda_by_mysticalpha-d8ntk29.jpg" text:style-name="Internet_20_link" text:visited-style-name="Visited_20_Internet_20_Link">/</text:a><text:a xlink:type="simple" xlink:href="http://pre10.deviantart.net/7206/th/pre/f/2015/094/3/9/starlight_glimmer_s_propaganda_by_mysticalpha-d8ntk29.jpg" text:style-name="Internet_20_link" text:visited-style-name="Visited_20_Internet_20_Link">pre</text:a><text:a xlink:type="simple" xlink:href="http://pre10.deviantart.net/7206/th/pre/f/2015/094/3/9/starlight_glimmer_s_propaganda_by_mysticalpha-d8ntk29.jpg" text:style-name="Internet_20_link" text:visited-style-name="Visited_20_Internet_20_Link">/</text:a><text:a xlink:type="simple" xlink:href="http://pre10.deviantart.net/7206/th/pre/f/2015/094/3/9/starlight_glimmer_s_propaganda_by_mysticalpha-d8ntk29.jpg" text:style-name="Internet_20_link" text:visited-style-name="Visited_20_Internet_20_Link">f</text:a><text:a xlink:type="simple" xlink:href="http://pre10.deviantart.net/7206/th/pre/f/2015/094/3/9/starlight_glimmer_s_propaganda_by_mysticalpha-d8ntk29.jpg" text:style-name="Internet_20_link" text:visited-style-name="Visited_20_Internet_20_Link">/2015/094/3/9/</text:a><text:a xlink:type="simple" xlink:href="http://pre10.deviantart.net/7206/th/pre/f/2015/094/3/9/starlight_glimmer_s_propaganda_by_mysticalpha-d8ntk29.jpg" text:style-name="Internet_20_link" text:visited-style-name="Visited_20_Internet_20_Link">starlight</text:a><text:a xlink:type="simple" xlink:href="http://pre10.deviantart.net/7206/th/pre/f/2015/094/3/9/starlight_glimmer_s_propaganda_by_mysticalpha-d8ntk29.jpg" text:style-name="Internet_20_link" text:visited-style-name="Visited_20_Internet_20_Link">_</text:a><text:a xlink:type="simple" xlink:href="http://pre10.deviantart.net/7206/th/pre/f/2015/094/3/9/starlight_glimmer_s_propaganda_by_mysticalpha-d8ntk29.jpg" text:style-name="Internet_20_link" text:visited-style-name="Visited_20_Internet_20_Link">glimmer</text:a><text:a xlink:type="simple" xlink:href="http://pre10.deviantart.net/7206/th/pre/f/2015/094/3/9/starlight_glimmer_s_propaganda_by_mysticalpha-d8ntk29.jpg" text:style-name="Internet_20_link" text:visited-style-name="Visited_20_Internet_20_Link">_</text:a><text:a xlink:type="simple" xlink:href="http://pre10.deviantart.net/7206/th/pre/f/2015/094/3/9/starlight_glimmer_s_propaganda_by_mysticalpha-d8ntk29.jpg" text:style-name="Internet_20_link" text:visited-style-name="Visited_20_Internet_20_Link">s</text:a><text:a xlink:type="simple" xlink:href="http://pre10.deviantart.net/7206/th/pre/f/2015/094/3/9/starlight_glimmer_s_propaganda_by_mysticalpha-d8ntk29.jpg" text:style-name="Internet_20_link" text:visited-style-name="Visited_20_Internet_20_Link">_</text:a><text:a xlink:type="simple" xlink:href="http://pre10.deviantart.net/7206/th/pre/f/2015/094/3/9/starlight_glimmer_s_propaganda_by_mysticalpha-d8ntk29.jpg" text:style-name="Internet_20_link" text:visited-style-name="Visited_20_Internet_20_Link">propaganda</text:a><text:a xlink:type="simple" xlink:href="http://pre10.deviantart.net/7206/th/pre/f/2015/094/3/9/starlight_glimmer_s_propaganda_by_mysticalpha-d8ntk29.jpg" text:style-name="Internet_20_link" text:visited-style-name="Visited_20_Internet_20_Link">_</text:a><text:a xlink:type="simple" xlink:href="http://pre10.deviantart.net/7206/th/pre/f/2015/094/3/9/starlight_glimmer_s_propaganda_by_mysticalpha-d8ntk29.jpg" text:style-name="Internet_20_link" text:visited-style-name="Visited_20_Internet_20_Link">by</text:a><text:a xlink:type="simple" xlink:href="http://pre10.deviantart.net/7206/th/pre/f/2015/094/3/9/starlight_glimmer_s_propaganda_by_mysticalpha-d8ntk29.jpg" text:style-name="Internet_20_link" text:visited-style-name="Visited_20_Internet_20_Link">_</text:a><text:a xlink:type="simple" xlink:href="http://pre10.deviantart.net/7206/th/pre/f/2015/094/3/9/starlight_glimmer_s_propaganda_by_mysticalpha-d8ntk29.jpg" text:style-name="Internet_20_link" text:visited-style-name="Visited_20_Internet_20_Link">mysticalpha</text:a><text:a xlink:type="simple" xlink:href="http://pre10.deviantart.net/7206/th/pre/f/2015/094/3/9/starlight_glimmer_s_propaganda_by_mysticalpha-d8ntk29.jpg" text:style-name="Internet_20_link" text:visited-style-name="Visited_20_Internet_20_Link">-</text:a><text:a xlink:type="simple" xlink:href="http://pre10.deviantart.net/7206/th/pre/f/2015/094/3/9/starlight_glimmer_s_propaganda_by_mysticalpha-d8ntk29.jpg" text:style-name="Internet_20_link" text:visited-style-name="Visited_20_Internet_20_Link">d</text:a><text:a xlink:type="simple" xlink:href="http://pre10.deviantart.net/7206/th/pre/f/2015/094/3/9/starlight_glimmer_s_propaganda_by_mysticalpha-d8ntk29.jpg" text:style-name="Internet_20_link" text:visited-style-name="Visited_20_Internet_20_Link">8</text:a><text:a xlink:type="simple" xlink:href="http://pre10.deviantart.net/7206/th/pre/f/2015/094/3/9/starlight_glimmer_s_propaganda_by_mysticalpha-d8ntk29.jpg" text:style-name="Internet_20_link" text:visited-style-name="Visited_20_Internet_20_Link">ntk</text:a><text:a xlink:type="simple" xlink:href="http://pre10.deviantart.net/7206/th/pre/f/2015/094/3/9/starlight_glimmer_s_propaganda_by_mysticalpha-d8ntk29.jpg" text:style-name="Internet_20_link" text:visited-style-name="Visited_20_Internet_20_Link">29.</text:a><text:a xlink:type="simple" xlink:href="http://pre10.deviantart.net/7206/th/pre/f/2015/094/3/9/starlight_glimmer_s_propaganda_by_mysticalpha-d8ntk29.jpg" text:style-name="Internet_20_link" text:visited-style-name="Visited_20_Internet_20_Link">jpg</text:a><text:line-break/><text:line-break/>Źródło<text:line-break/>http://www.deviantart.com/art/Propaganda-525968699<text:line-break/>Obrazek<text:line-break/>http://img09.deviantart.net/9fa5/i/2015/100/9/c/propaganda_by_dahtamnay-d8p5c1n.png</text:p>
      <text:p text:style-name="P2"/>
      <text:p text:style-name="P2">Źródło<text:line-break/><text:a xlink:type="simple" xlink:href="http://www.deviantart.com/art/Starlight-Glimmer-524794713" text:style-name="Internet_20_link" text:visited-style-name="Visited_20_Internet_20_Link">http</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www</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deviantart</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com</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art</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Starlight</text:a><text:a xlink:type="simple" xlink:href="http://www.deviantart.com/art/Starlight-Glimmer-524794713" text:style-name="Internet_20_link" text:visited-style-name="Visited_20_Internet_20_Link">-</text:a><text:a xlink:type="simple" xlink:href="http://www.deviantart.com/art/Starlight-Glimmer-524794713" text:style-name="Internet_20_link" text:visited-style-name="Visited_20_Internet_20_Link">Glimmer</text:a><text:a xlink:type="simple" xlink:href="http://www.deviantart.com/art/Starlight-Glimmer-524794713" text:style-name="Internet_20_link" text:visited-style-name="Visited_20_Internet_20_Link">-524794713</text:a></text:p>
      <text:p text:style-name="P2">Obrazek<text:line-break/>http://orig03.deviantart.net/c071/f/2015/094/6/f/starlight_glimmer_by_lumelya-d8og66x.png<text:line-break/><text:line-break/><office:annotation><dc:date>0000-00-00T00:00:00</dc:date><text:p text:style-name="P8"><text:span text:style-name="T2">Miło że jest baner, ale przydały by się jeszcze jakieś grafiki aby zapełnić artykuł.</text:span></text:p></office:annotation>Źródło<text:line-break/><text:a xlink:type="simple" xlink:href="http://darkoverlords.deviantart.com/art/Lyrics-In-Our-Town-524870648" text:style-name="Internet_20_link" text:visited-style-name="Visited_20_Internet_20_Link">http</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darkoverlords</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deviantart</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com</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art</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Lyrics</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In</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Our</text:a><text:a xlink:type="simple" xlink:href="http://darkoverlords.deviantart.com/art/Lyrics-In-Our-Town-524870648" text:style-name="Internet_20_link" text:visited-style-name="Visited_20_Internet_20_Link">-</text:a><text:a xlink:type="simple" xlink:href="http://darkoverlords.deviantart.com/art/Lyrics-In-Our-Town-524870648" text:style-name="Internet_20_link" text:visited-style-name="Visited_20_Internet_20_Link">Town</text:a><text:a xlink:type="simple" xlink:href="http://darkoverlords.deviantart.com/art/Lyrics-In-Our-Town-524870648" text:style-name="Internet_20_link" text:visited-style-name="Visited_20_Internet_20_Link">-524870648</text:a> </text:p>
      <text:p text:style-name="P2"><text:soft-page-break/>Obrazek<text:line-break/>http://pre03.deviantart.net/4b81/th/pre/f/2015/095/5/2/lyrics__in_our_town_by_darkoverlords-d8ohss8.png</text:p>
      <text:p text:style-name="P2"/>
      <text:p text:style-name="P2"/>
      <text:p text:style-name="P2"/>
      <text:p text:style-name="P2"/>
      <text:p text:style-name="P2"/>
      <text:p text:style-name="P2"/>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2T19:53:19.480000000</dc:date>
    <meta:editing-duration>PT2H34M37S</meta:editing-duration>
    <meta:document-statistic meta:table-count="0" meta:image-count="0" meta:object-count="0" meta:page-count="4" meta:paragraph-count="16" meta:word-count="1116" meta:character-count="8942" meta:non-whitespace-character-count="7837"/>
  </office:meta>
</office:document-meta>
</file>